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font-name="Times New Roman" style:text-underline-style="none" fo:font-weight="normal" style:font-weight-asian="normal" style:font-weight-complex="normal"/>
    </style:style>
    <style:style style:name="P7"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style:font-name="Times New Roman"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1"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list-style-name="L1">
      <style:text-properties style:font-name="Times New Roman"/>
    </style:style>
    <style:style style:name="P13" style:family="paragraph" style:parent-style-name="Standard" style:list-style-name="L2">
      <style:text-properties style:font-name="Times New Roman" style:text-underline-style="none" fo:font-weight="normal" style:font-weight-asian="normal" style:font-weight-complex="normal"/>
    </style:style>
    <style:style style:name="P14"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fo:font-style="normal"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5"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6" style:family="text">
      <style:text-properties style:use-window-font-color="true" style:font-name="TimesNewRomanPSMT" fo:font-size="12pt" style:font-name-asian="TimesNewRomanPSMT" style:font-size-asian="12pt" style:font-name-complex="TimesNewRomanPSMT" style:font-size-complex="12p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text:id="ct504588752">
          <text:insertion>
            <office:change-info>
              <dc:creator>Bob Jacobsen</dc:creator>
              <dc:date>2010-08-28T08: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text:p>
      <text:p text:style-name="P1"/>
      <text:p text:style-name="P1">In the June issue of Scale Rails, Didrik Voss introduced readers to some of the issues involved in developing an accessory bus for model railroad layouts. <text:s/>He outlined the history of NMRA DCC and his wish to develop a similar standard layout control bus (LCB), and showed the initial mandate of the NMRA Net Working Group which was to be used as a guide for its development. <text:s/></text:p>
      <text:p text:style-name="P1"/>
      <text:p text:style-name="P1">He also described one of the proposals, S9.5, in that article. <text:s/>This article picks up from there and describes another effort, called OpenLCB, and the NMRAnet S9.6 proposal being developed by that team.</text:p>
      <text:p text:style-name="P11"/>
      <text:p text:style-name="P10"/>
      <text:p text:style-name="P2">OpenLCB NMRAnet S9.6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continue to add new features as model railroading advance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sure it can grow while retaining simplicity for model railroaders.</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1601654035" text:style-name="L1">
        <text:list-item>
          <text:p text:style-name="P12">Simplicity for the first-time user and small layouts. <text:s/>A novice can buy two S9.6 modules from different manufacturers, hook them together and simply teach them to interact with a few button pushes. <text:s/>No computers or control units are needed to hook up something to control your yard throat, for example.</text:p>
        </text:list-item>
        <text:list-item>
          <text:p text:style-name="P12">Enough capability for even the biggest layouts, such as museums and large modular layout meets: A virtually unlimited number of S9.6 modules can be connected in various ways, including cheaper CAN or faster Ethernet connections, or other types to interconnect huge layouts. S9.6 ensures that modules can be easily interconnected without worrying about address <text:soft-page-break/>conflicts or having to pre-assign addresses.</text:p>
        </text:list-item>
        <text:list-item>
          <text:p text:style-name="P12">Solutions when things get too full or too busy: <text:s/>S9.6 lets the control bus wiring be split into multiple segments when large loads require it. It then automatically controls traffic flow to prevent bus overload, so that the model railroader doesn't have to deal with tricky configuration.</text:p>
        </text:list-item>
        <text:list-item>
          <text:p text:style-name="P12">Protect investment now and long term: S9.6 efficiently bridges to existing equipment so you can continue to benefit from your prior investments in today's DCC and other control systems. </text:p>
        </text:list-item>
        <text:list-item>
          <text:p text:style-name="P12">Ability to grow with new features: <text:s/>Wireless devices as throttles, radio controls, and even unimagined new technologies will be coming to model railroading over the next twenty years. S9.6 is structured to permit adding completely new capabilities and protocols without interfering with continued use of controls that model railroaders have already installed.</text:p>
        </text:list-item>
      </text:list>
      <text:p text:style-name="P1"/>
      <text:p text:style-name="P1">Key to all this are the S9.6 methods for doing this automatically, so it doesn't require the model railroader to learn how to do complex configuration.</text:p>
      <text:p text:style-name="P1"/>
      <text:p text:style-name="P2">Simplicity, when things are new or small:</text:p>
      <text:p text:style-name="P1"/>
      <text:p text:style-name="P1">S9.6 simplifies life for the novice. <text:s/>The novice can simply plug nodes together, program them, and immediately control his accessories. <text:s/>Instead of entering numbers, such as configuring a switch to turn on a light by loading a board with “Send 1057 on”, the user can just press a couple buttons on the light board, press some buttons on the board for the switch, and associate those two together permanently. <text:s/>Even complicated control of yard throats, realistic day/night lighting and other applications can be done without looking up numbers and complicated record-keeping. </text:p>
      <text:p text:style-name="P1"/>
      <text:p text:style-name="P1">S9.6 uses the “producer/consumer” communications from the NMRA Detroit meeting of 2007. This is somewhat different from the method used by S9.5 and described by Di Voss in the June 2010 Scale Rails, but the basic idea is the same. <text:s/>Changes in inputs cause “events”, which “producers” send through the S9.6 links to “consumers” who are listening for them. <text:s/>The consumers then change the necessary outputs to turn lights on or off, move turnouts, or whatever else is the correct response to the event. This lets S9.6 users concentrate on what they want to control, and not on the nitty-gritty of what messages are needed to do it.</text:p>
      <text:p text:style-name="P1"/>
      <text:p text:style-name="P1">Device addresses area preloaded at the factory, so you don't have to configure them, keep track of them, or even care what they are if you don't want to. No central controller or configuration tool is needed to put an S9.6 system into operation, or to connect new nodes to it. Adding new controls to an existing system never requires reprogramming or reconfiguring of any of the existing nodes because of conflicts with the new hardware.</text:p>
      <text:p text:style-name="P1"><text:s/></text:p>
      <text:p text:style-name="P2">Enough capability:</text:p>
      <text:p text:style-name="P3">As time goes on, layouts get bigger and have more things to control. <text:s/>More layouts have signals installed these days, for example, and the signals are becoming more prototypical and complex. A control system has to be able to grow with the layout. S9.6 starts with a robust connection, the controller area network (CAN) described by Di Voss in the June article. <text:s text:c="2"/>For larger layouts, where a single CAN link has been outgrown, S9.6 can connect segments together with higher-speed links. <text:s/>For example, at the NMRA 2010 meeting in Milwaukee, we showed two CAN segments connected by an Ethernet segment.</text:p>
      <text:p text:style-name="P4"/>
      <text:p text:style-name="P1">S9.6 is designed to handle the special configuration needs of large modular layouts, such as those at annual meets of Ntrak in North America and Fremo in Europe, see the picture to the right. <text:s/>Clubs' nodes cannot conflict, even when multiple clubs get together with modules that were programmed at <text:soft-page-break/>home, because S9.6 ensures that all nodes have different serial and event numbers -- none of the modules will need to be re-programmed due to conflicts between their addresses. <text:s/>The meet's organizers only have to configure any new connections and the control system is ready to go, without having to keep lists of who owns what module numbers, nor pre-allocate module numbers, <text:s/>channels numbers, or events. <text:s/>S9.6 also automates and simplifies the set-up and configuration of the modules, allowing the meet organizers to connect to and configure the individual modules, if necessary. Multiple people and computer programs can be simultaneously configuring and testing the layout from computers, including handhelds, all without interfering with each other.</text:p>
      <text:p text:style-name="P2"/>
      <text:p text:style-name="P2">Solutions, when things get too full or too busy:</text:p>
      <text:p text:style-name="P1"/>
      <text:p text:style-name="P1">As stated above, layouts tend to grow. <text:s/>When a layout outgrows a single CAN-segment, it can be easily split into two segments joined by a repeater, bridge or gateway. <text:s/>In addition, <text:span text:style-name="T1">multiple CAN-segments can be interconnected by low cost gateway devices through faster Ethernet, with the gateways automatically controlling segment traffic by reducing unneeded transmissions between the segments. <text:s/>Importantly, S9.6 has methods to do this automatically, and saves the model railroader from having to learn how to do complex configuration. <text:s/><text:line-break/></text:span></text:p>
      <text:p text:style-name="P2">Protect your investment:</text:p>
      <text:p text:style-name="P1"/>
      <text:p text:style-name="P1">S9.6 let's you keep using your legacy equipment, such as a DCC system or other controls. <text:s/>Devices called “intelligent <text:span text:style-name="T1">bridges”</text:span> can connect these to S9.6, and further integrate their devices right into the S9.6 event protocol by including their messages inside S9.6 messages. <text:s/>For example, DCC accessory commands are converted to S9.6 events, and they can directly address accessories attached via S9.6 without any extra programming. <text:s text:c="2"/>Other buses expected to be supported are Loconet, Xpressnet, NCE's throttle bus and <text:s/>C/MRI. <text:s text:c="3"/></text:p>
      <text:p text:style-name="P1"/>
      <text:p text:style-name="P2">Ability to grow with new features:</text:p>
      <text:p text:style-name="P1"/>
      <text:p text:style-name="P1">Layouts have a habit of growing, both in extent and in complexity. <text:s/>The OpenLCB team has designed S9.6 to allow multiple computers to connect to your layout to help design, configure, debug, and if you want, to operate your layout. <text:s/>B<text:span text:style-name="T2">oth wired and wireless connections, such Ethernet and WiF plus new ones in the future, allow directly-connected nodes such as iPhone throttles, command stations, and even virtual nodes implemented in software on PCs. </text:span></text:p>
      <text:p text:style-name="P1"/>
      <text:p text:style-name="P8">NMRAnet Goals and Measures:</text:p>
      <text:p text:style-name="P6"/>
      <text:p text:style-name="P6">The OpenLCB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6"/>
      <text:list xml:id="list821295366" text:style-name="L2">
        <text:list-item>
          <text:p text:style-name="P13"><text:span text:style-name="T4">Interoperable </text:span><text:span text:style-name="T6">Products from one company can work with products from any other </text:span></text:p>
          <text:p text:style-name="P15">company, and with legacy systems. <text:s/></text:p>
        </text:list-item>
        <text:list-item>
          <text:p text:style-name="P16"><text:span text:style-name="T4">No Central Control </text:span><text:span text:style-name="T5">Products can interact with other products without the need for a central </text:span></text:p>
          <text:p text:style-name="P15">processor. </text:p>
        </text:list-item>
        <text:list-item>
          <text:p text:style-name="P16"><text:span text:style-name="T4">Optional PC Control </text:span><text:span text:style-name="T5">A PC can provide higher-level functionality, such as a CTC Interlocking, </text:span></text:p>
          <text:p text:style-name="P15">and system functions such as monitoring, testing, and debugging. </text:p>
        </text:list-item>
        <text:list-item>
          <text:p text:style-name="P16"><text:span text:style-name="T4">Simple </text:span><text:span text:style-name="T5">Make it easy for a novice customers to install and configure without </text:span></text:p>
          <text:p text:style-name="P15">technical knowledge (should be easier than DCC systems). <text:s/></text:p>
        </text:list-item>
        <text:list-item>
          <text:p text:style-name="P16"><text:soft-page-break/><text:span text:style-name="T4">Expandable </text:span><text:span text:style-name="T5">Allow very large layouts (a higher-level of technical knowledge required is </text:span></text:p>
          <text:p text:style-name="P15">OK for large layouts). </text:p>
        </text:list-item>
        <text:list-item>
          <text:p text:style-name="P16"><text:span text:style-name="T4">Flexible </text:span><text:span text:style-name="T5">Customers can easily connect many-to-many devices, and connect to legacy </text:span></text:p>
          <text:p text:style-name="P15">systems. </text:p>
        </text:list-item>
        <text:list-item>
          <text:p text:style-name="P16"><text:span text:style-name="T4">Extensible </text:span><text:span text:style-name="T5">Allow additional functionality to be added easily, whether by the NMRA, or </text:span></text:p>
          <text:p text:style-name="P15">manufacturers. </text:p>
        </text:list-item>
        <text:list-item>
          <text:p text:style-name="P16"><text:span text:style-name="T4">Easy to Implement </text:span><text:span text:style-name="T5">Easy and inexpensive to implement products that are reliable and </text:span></text:p>
          <text:p text:style-name="P15">compatible for vendors wishing to create products. </text:p>
        </text:list-item>
        <text:list-item>
          <text:p text:style-name="P16"><text:span text:style-name="T4">Bi-directional </text:span><text:span text:style-name="T5">Support bi-directional exchange of information. </text:span></text:p>
        </text:list-item>
        <text:list-item>
          <text:p text:style-name="P16"><text:span text:style-name="T4">Free IP </text:span><text:span text:style-name="T5">The Standards and/or RPs should be free from intellectual-property </text:span></text:p>
          <text:p text:style-name="P15">restrictions from parties other than the NMRA. </text:p>
        </text:list-item>
        <text:list-item>
          <text:p text:style-name="P16"><text:span text:style-name="T4">Transport Agnostic</text:span><text:span text:style-name="T5"> Allow different transport mechanisms for messages. </text:span></text:p>
        </text:list-item>
        <text:list-item>
          <text:p text:style-name="P16"><text:span text:style-name="T4">Train Agnostic</text:span><text:span text:style-name="T5"> Support controlling trains when the network is connected to a train-control </text:span></text:p>
          <text:p text:style-name="P15">system. </text:p>
        </text:list-item>
        <text:list-item>
          <text:p text:style-name="P16"><text:span text:style-name="T4">Discoverable</text:span><text:span text:style-name="T5"> Allow a user to find out what devices are connected and how they’re </text:span></text:p>
          <text:p text:style-name="P15">configured on a layout. </text:p>
        </text:list-item>
        <text:list-item>
          <text:p text:style-name="P16"><text:span text:style-name="T4">Self Describing</text:span><text:span text:style-name="T5"> Devices should describe themselves. </text:span></text:p>
        </text:list-item>
        <text:list-item>
          <text:p text:style-name="P16"><text:span text:style-name="T4">Testable</text:span><text:span text:style-name="T5"> Allow components to be easily tested for compliance. </text:span></text:p>
        </text:list-item>
        <text:list-item>
          <text:p text:style-name="P16"><text:span text:style-name="T4">Compliance</text:span><text:span text:style-name="T5"> A name protected by a trademark that NMRA can use to help ensure </text:span></text:p>
          <text:p text:style-name="P15">compliance. </text:p>
        </text:list-item>
        <text:list-item>
          <text:p text:style-name="P16"><text:span text:style-name="T4">First-Time Use</text:span><text:span text:style-name="T5"> A new user can buy a device and have it work. <text:s/></text:span></text:p>
        </text:list-item>
      </text:list>
      <text:p text:style-name="P6"/>
      <text:p text:style-name="P7">How does NMRAnet S9.6 work?</text:p>
      <text:p text:style-name="P5"/>
      <text:p text:style-name="P6">The OpenLCB team decided the best way to achieve the above goals was to define an extensible family of protocols that are based on using automatically-assigned node numbers and event numbers to ensure uniqueness. <text:s/>These choices allowed us to achieve our priorities and (most of) the formal NMRAnet goals, while at the same time allowing simple nodes to remain simple and flexible. <text:s text:c="2"/></text:p>
      <text:p text:style-name="P2"/>
      <text:p text:style-name="P2">Automatically-assigned Node Numbers</text:p>
      <text:p text:style-name="P6"/>
      <text:p text:style-name="P6">Each S9.6 node has an identifying number called its ID, essentially its serial number, which is unique to it in the whole world. <text:s/>This means that you do not need to configure an address for it, so you don't have to keep track of what numbers you've already used. <text:s/>This number was assigned to the board during its manufacture, and S9.6 defines procedures to ensure that's it's unique forever. S9.6 node IDs are 48-bit numbers, which means that a huge number of them are available and we'll never run out. Anyone who builds S9.6 nodes is given a large batch of serial numbers that they can assign to their nodes. <text:s/>Each manufacturer is assigned IDs, and even you, if you want to build your own nodes, has a reserved series of IDs. <text:s/></text:p>
      <text:p text:style-name="P6"/>
      <text:p text:style-name="P6">This is similar to the way cell phones work, for example. <text:s/>They're all given unique numbers when they're manufactured, so that the phon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Automatically-assigned Event Numbers</text:p>
      <text:p text:style-name="P2"/>
      <text:p text:style-name="P6"><text:soft-page-break/>The main workhorse on a S9.6 LCB is a “token”, which represents an “event” being sent from producer(s) to consumer(s). A token is an event ID number that is unique to that specific event (yes, unique in the whole world). <text:s/>One or more nodes (producers) can send a token in a message, and all the nodes configured with the matching token will listen (consumers). <text:s/>For example, two buttons on either side of a peninsula might set the turnouts in a station to the main line, or a occupancy detector might turn a signal red. <text:s/></text:p>
      <text:p text:style-name="P6"/>
      <text:p text:style-name="P6">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6"/>
      <text:p text:style-name="P6">One of the main differences between S9.6 and other systems is that it uses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6"/>
      <text:p text:style-name="P6">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5"/>
      <text:p text:style-name="P5">Extensible family of protocols</text:p>
      <text:p text:style-name="P4"/>
      <text:p text:style-name="P4">Because we want S9.6 to be able to grow over the next 20 years, we've structured it in terms of protocols for passing messages, instead of as a set of commands. <text:s/>Prior model railroad control systems, such as DCC, define a series of very specific commands. DCC RP 9.2.1 for accessory decoders, for example, is written assuming that there will be four “devices” per board, each with two channels, that are connected together. <text:s/>Although this works initially, over time new ideas for operating layouts become more and more difficult to fit into the box created by the original commands.</text:p>
      <text:p text:style-name="P4"/>
      <text:p text:style-name="P4">Instead, S9.6 defines ways to exchange messages between devices, and then uses those to build up simple protocols for doing specific things. S9.6 uses events for moving small messages to any interested device. <text:s/>S9.6 also provides “datagrams” and “streams” to carry larger amounts of information reliably between devices<text:change-start text:change-id="ct504588752"/>.<text:change-end text:change-id="ct504588752"/> <text:s/>Datagrams can send up to 72 bytes of information between two nodes in a single operation. <text:s/>This is enough information to build simple-yet-powerful tools for configuring nodes, moving RFID and radio control information, providing information on a locomotive to an advanced throttle, etc. Streams can send large quantities information from one node to another continuously. <text:s/>These can be used for upgrading node firmware, uploading sound clips, or other uses that need larger amounts of information sent. <text:s/></text:p>
      <text:p text:style-name="P4"/>
      <text:p text:style-name="P4">Currently, S9.6 has defined about a dozen ways (“protocols”) that events, datagrams and streams can be used to do various control operations on a layout. Additional ones can be added as needed, so that S9.6 will be able to grow without users risking any investment, and without addition of new features being crippled by the constraints of past decisions.</text:p>
      <text:p text:style-name="P6"><text:soft-page-break/></text:p>
      <text:p text:style-name="P2">Control of size and of traffic</text:p>
      <text:p text:style-name="P6"/>
      <text:p text:style-name="P6">Layouts can grow to the point where there are too many nodes or too much traffic for a single control cable. <text:s/>S9.6 is designed to alleviate both of these problems. <text:s/>The solution is to split the bus into segments, each of which uses a different cable. <text:s/>S9.6 was designed from the ground up run efficiently on a segmented bus. <text:s/>Its use of a large flat ID-space simplifies the problems inherent in this situation, without the need to extend or translate the node or event IDs. <text:s/></text:p>
      <text:p text:style-name="P6"/>
      <text:p text:style-name="P6">While CAN will likely be enough for small layouts and some medium sized layouts, it's clear that a faster bus will be required for large layouts and in the future.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called <text:span text:style-name="T3">interest-based routing – </text:span><text:span text:style-name="T1">and reduces segment traffic to mostly local messages only. All of this works without any changes to the basic boards that a beginner first starts with.</text:span></text:p>
      <text:p text:style-name="P4"/>
      <text:p text:style-name="P7">Hobbyist involvement</text:p>
      <text:p text:style-name="P4"/>
      <text:p text:style-name="P4">Many model railroaders aren't interested in the technological aspects of a layout control system, and just want to run trains in the simplest possible way. <text:s/>They don't need to worry, because a lot of work has gone into making S9.6 as simple as it possibly can be for the model railroaders using it.</text:p>
      <text:p text:style-name="P4"/>
      <text:p text:style-name="P6"><text:span text:style-name="T1">At the same time, there are a few model railroaders who consider working on control system(s) a fun part of the hobby. <text:s/>For them, the OpenLCB team has published detailed documentation for S9.6 ranging from descriptive examples, sample messages and example applications through formal descriptions and draft standards. Because we believe strongly that S9.6 should work with many different types of control hardware, we've published the code for running OpenLCB in both PIC and AVR microprocessors, including the very popular Arduino series of boards, along with an implementation for use in desktop computer programs such as JMRI. Our website </text:span><text:a xlink:type="simple" xlink:href="http://www.openlcb.org/"><text:span text:style-name="T1">http://www.openlcb.org</text:span></text:a><text:span text:style-name="T1"> contains information on how to connect up your prototype board, load our sample programs, and be up and running with your own S9.6 implementation to play with. <text:s/>Like other successful open model railroad collaborations such as JMRI, we're growing a community of developers, users and others who will support each other and move the project forward with great new ideas.</text:span></text:p>
      <text:p text:style-name="P6"/>
      <text:p text:style-name="P9"><text:span text:style-name="T7">Conclusion</text:span>:</text:p>
      <text:p text:style-name="P6"/>
      <text:p text:style-name="P6">The OpenLCB team has worked hard to create a set of protocols and methods that is a step forward for modellers of all stripes and layouts of all sizes, while also integrating the goals, mandate, and measures put forth by the NMRanet committee. Special effort was made to make the NMRAnet S9.6 proposal robust but flexible and extendable, while being comprehensive and user-friendly. <text:s text:c="2"/>We hope you'll join us by using it, and by helping us move it forward into the 21<text:span text:style-name="T8">st</text:span> century.</text:p>
      <text:p text:style-name="P6"/>
      <text:p text:style-name="P6"/>
      <text:p text:style-name="P6">Included: </text:p>
      <text:p text:style-name="P6">Photograph: “25 Years of Fremo”, taken by Wolgang Dudler</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8T08:24:41</dc:date>
    <dc:creator>Bob Jacobsen</dc:creator>
    <meta:editing-duration>PT17H36M32S</meta:editing-duration>
    <meta:editing-cycles>53</meta:editing-cycles>
    <meta:generator>OpenOffice.org/3.2$Unix OpenOffice.org_project/320m18$Build-9502</meta:generator>
    <meta:document-statistic meta:table-count="0" meta:image-count="0" meta:object-count="0" meta:page-count="7" meta:paragraph-count="83" meta:word-count="3285" meta:character-count="19840"/>
    <meta:user-defined meta:name="Info 1"/>
    <meta:user-defined meta:name="Info 2"/>
    <meta:user-defined meta:name="Info 3"/>
    <meta:user-defined meta:name="Info 4"/>
  </office:meta>
</office:document-meta>
</file>